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ika1" svg:font-family="Andika"/>
    <style:font-face style:name="Lohit Hindi1" svg:font-family="'Lohit Hindi'"/>
    <style:font-face style:name="Ubuntu Mono" svg:font-family="'Ubuntu Mono'" style:font-pitch="fixed"/>
    <style:font-face style:name="Andika" svg:font-family="Andi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ndika"/>
    </style:style>
    <style:style style:name="P2" style:family="paragraph" style:parent-style-name="Standard">
      <style:text-properties style:font-name="Andika" fo:font-size="14pt" fo:font-weight="bold" style:font-size-asian="14pt" style:font-weight-asian="bold" style:font-size-complex="14pt" style:font-weight-complex="bold"/>
    </style:style>
    <style:style style:name="P3" style:family="paragraph" style:parent-style-name="Standard">
      <style:text-properties style:font-name="Andika" fo:font-style="italic" style:font-style-asian="italic" style:font-style-complex="italic"/>
    </style:style>
    <style:style style:name="P4" style:family="paragraph" style:parent-style-name="Standard">
      <style:text-properties style:font-name="Ubuntu Mono"/>
    </style:style>
    <style:style style:name="P5" style:family="paragraph" style:parent-style-name="Standard">
      <style:text-properties style:font-name="Andika"/>
    </style:style>
    <style:style style:name="P6" style:family="paragraph" style:parent-style-name="Standard" style:list-style-name="L1">
      <style:text-properties style:font-name="Andika"/>
    </style:style>
    <style:style style:name="P7" style:family="paragraph" style:parent-style-name="Standard" style:list-style-name="L2">
      <style:text-properties style:font-name="Andika"/>
    </style:style>
    <style:style style:name="P8" style:family="paragraph" style:parent-style-name="Standard">
      <style:text-properties style:font-name="Andika"/>
    </style:style>
    <style:style style:name="P9" style:family="paragraph" style:parent-style-name="Standard">
      <style:text-properties style:font-name="Ubuntu Mono"/>
    </style:style>
    <style:style style:name="P10" style:family="paragraph">
      <style:paragraph-properties fo:text-align="center"/>
      <style:text-properties style:font-name="Andika"/>
    </style:style>
    <style:style style:name="P1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Andika1"/>
    </style:style>
    <style:style style:name="T5" style:family="text">
      <style:text-properties style:font-name="Andika"/>
    </style:style>
    <text:list-style style:name="L1">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fill="non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Place your written answers in this text file ###</text:p>
      <text:p text:style-name="P1"/>
      <text:p text:style-name="P1">If you worked on this assignment with any other students, please indicate</text:p>
      <text:p text:style-name="P1">their names here:</text:p>
      <text:p text:style-name="P1">Tarun Gulati</text:p>
      <text:p text:style-name="P1">Shailaja Kapoor</text:p>
      <text:p text:style-name="P1">Sridhar</text:p>
      <text:p text:style-name="Horizontal_20_Line"/>
      <text:p text:style-name="P2">Q1. </text:p>
      <text:p text:style-name="P1"><text:span text:style-name="T1">a)</text:span> For values of N as 100, 1000 and 10,000 , the following were the values of</text:p>
      <text:p text:style-name="P1">fraction of samples of each flavor:</text:p>
      <text:p text:style-name="P1">N = 100</text:p>
      <text:p text:style-name="P1">Fraction of times lime was picked: <text:s/>0.33</text:p>
      <text:p text:style-name="P1">Fraction of times lemon was picked: <text:s/>0.31</text:p>
      <text:p text:style-name="P1">Fraction of times cherry was picked: <text:s/>0.36</text:p>
      <text:p text:style-name="P1"/>
      <text:p text:style-name="P1">N = 1000</text:p>
      <text:p text:style-name="P1">Fraction of times lime was picked: <text:s/>0.284</text:p>
      <text:p text:style-name="P1">Fraction of times lemon was picked: <text:s/>0.329</text:p>
      <text:p text:style-name="P1">Fraction of times cherry was picked: <text:s/>0.387</text:p>
      <text:p text:style-name="P1"/>
      <text:p text:style-name="P1">N = 10000</text:p>
      <text:p text:style-name="P1">Fraction of times lime was picked: <text:s/>0.2944</text:p>
      <text:p text:style-name="P1">Fraction of times lemon was picked: <text:s/>0.3048</text:p>
      <text:p text:style-name="P1">Fraction of times cherry was picked: <text:s/>0.4008</text:p>
      <text:p text:style-name="P1"/>
      <text:p text:style-name="P1">Observation: As the number of observations increases, the fraction of samples of</text:p>
      <text:p text:style-name="P1">each flavor approach the actual probability of </text:p>
      <text:p text:style-name="P1">that flavor as given in the Probability Distribution Table</text:p>
      <text:p text:style-name="P1"/>
      <text:p text:style-name="P1"><text:span text:style-name="T1">b) </text:span>The value En is an indication of the variation in the observed value of the</text:p>
      <text:p text:style-name="P1">probability and the actual probability of that flavor.</text:p>
      <text:p text:style-name="P1">The value of En obtained for n = 100, 1000 and 10,000 is as follows:</text:p>
      <text:p text:style-name="P1">[0.6386000000000002, 0.06494800000000002, 0.00545424]</text:p>
      <text:p text:style-name="P1"><text:soft-page-break/>This shows that the value decreases for higher values of number of samples</text:p>
      <text:p text:style-name="P1">drawn. Hence, the more the number of samples (N), the closer we get to the</text:p>
      <text:p text:style-name="P1">actual probability of drawing that sample. This is similar to the Weak Law of</text:p>
      <text:p text:style-name="P1">Large Numbers.</text:p>
      <text:p text:style-name="P1"/>
      <text:p text:style-name="P2">Q2.</text:p>
      <text:p text:style-name="P1">The two-node Bayesian Network for this question has been implemented.</text:p>
      <text:p text:style-name="P1">Here, we have a causal relationship between the Bin node and the Flavor node.</text:p>
      <text:p text:style-name="P1">We are required to calculate</text:p>
      <text:p text:style-name="P3"><text:span text:style-name="T1">P(Bin | Flavor = 'Lime')</text:span> for every bin b(i).</text:p>
      <text:p text:style-name="P1">Using Bayes Theorem, we can convert this problem to:</text:p>
      <text:p text:style-name="P1"><text:span text:style-name="T3">P(b(i) | Flavor = 'Lime') </text:span><text:span text:style-name="T2">= [ P(Flavor = 'Lime' | b(i) )*P(b(i)) ] /P(Flavor = 'Lime')</text:span></text:p>
      <text:p text:style-name="P1">We can calculate P(Flavor = 'Lime') as</text:p>
      <text:p text:style-name="P1"><text:span text:style-name="T1">Sum(over all i) [P(Flavor='Lime' | b(i))]*P(b(i))</text:span></text:p>
      <text:p text:style-name="P1">For the given probability distribution table, I calculated that P(Flavor =</text:p>
      <text:p text:style-name="P1">'Lime') = 0.333</text:p>
      <text:p text:style-name="P1">Using the formula stated above, I calculated the values for P(Bin | Flavor =</text:p>
      <text:p text:style-name="P1">'Lime') for every bin b(i) as follows:</text:p>
      <text:p text:style-name="P1"><text:tab/><text:span text:style-name="T1">i<text:tab/>P(Flavor = 'Lime' | b(i))<text:tab/><text:tab/>P(b(i))<text:tab/><text:tab/>P(b(i) |Flavor = 'Lime')</text:span></text:p>
      <text:p text:style-name="P1"><text:tab/>1<text:tab/><text:tab/><text:tab/>0.0<text:tab/><text:tab/><text:tab/><text:tab/>0.1<text:tab/><text:tab/><text:tab/><text:tab/>0.0</text:p>
      <text:p text:style-name="P1"><text:tab/>2<text:tab/><text:tab/><text:tab/>1.0<text:tab/><text:tab/><text:tab/><text:tab/>0.1<text:tab/><text:tab/><text:tab/><text:tab/>0.303</text:p>
      <text:p text:style-name="P1"><text:tab/>3<text:tab/><text:tab/><text:tab/>0.0<text:tab/><text:tab/><text:tab/><text:tab/>0.1<text:tab/><text:tab/><text:tab/><text:tab/>0.0</text:p>
      <text:p text:style-name="P1"><text:tab/>4<text:tab/><text:tab/><text:tab/>0.33<text:tab/><text:tab/><text:tab/><text:tab/>0.1<text:tab/><text:tab/><text:tab/><text:tab/>0.1</text:p>
      <text:p text:style-name="P1"><text:tab/>5<text:tab/><text:tab/><text:tab/>0.67<text:tab/><text:tab/><text:tab/><text:tab/>0.1<text:tab/><text:tab/><text:tab/><text:tab/>0.20303</text:p>
      <text:p text:style-name="P1"><text:tab/>6<text:tab/><text:tab/><text:tab/>0.0<text:tab/><text:tab/><text:tab/><text:tab/>0.1<text:tab/><text:tab/><text:tab/><text:tab/>0.0</text:p>
      <text:p text:style-name="P1"><text:tab/>7<text:tab/><text:tab/><text:tab/>0.0<text:tab/><text:tab/><text:tab/><text:tab/>0.1<text:tab/><text:tab/><text:tab/><text:tab/>0.0</text:p>
      <text:p text:style-name="P1"><text:tab/>8<text:tab/><text:tab/><text:tab/>0.67<text:tab/><text:tab/><text:tab/><text:tab/>0.1<text:tab/><text:tab/><text:tab/><text:tab/>0.20303</text:p>
      <text:p text:style-name="P1"><text:tab/>9<text:tab/><text:tab/><text:tab/>0.33<text:tab/><text:tab/><text:tab/><text:tab/>0.1<text:tab/><text:tab/><text:tab/><text:tab/>0.1</text:p>
      <text:p text:style-name="P1"><text:tab/>10<text:tab/><text:tab/><text:tab/>0.33<text:tab/><text:tab/><text:tab/><text:tab/>0.1<text:tab/><text:tab/><text:tab/><text:tab/>0.1</text:p>
      <text:p text:style-name="P1"/>
      <text:p text:style-name="P1">The following is the result of using the enumerate_ask() function on passing the</text:p>
      <text:p text:style-name="P1">variable as 'Bin' and the evidence as 'Flavor' = 'Lime':</text:p>
      <text:p text:style-name="P1"/>
      <text:p text:style-name="P4">{'b10': 0.09909909909909909, 'b4': 0.09909909909909909, 'b5':</text:p>
      <text:p text:style-name="P4">0.20120120120120116, 'b6': 0.0, 'b7': 0.0, 'b1': 0.0, 'b2': 0.30030030030030025,</text:p>
      <text:p text:style-name="P4">'b3': 0.0, 'b8': 0.20120120120120116, 'b9': 0.09909909909909909}</text:p>
      <text:p text:style-name="P1"><text:soft-page-break/></text:p>
      <text:p text:style-name="P1">My values obtained by hand-calculation are correct and are verified by the above output.</text:p>
      <text:p text:style-name="P1"/>
      <text:p text:style-name="P1">Q3.</text:p>
      <text:p text:style-name="P1">The following was the output of the code for the third question:</text:p>
      <text:p text:style-name="P1"/>
      <text:p text:style-name="P4">P(Bin|Flavor = 'Lime') for original network:</text:p>
      <text:p text:style-name="P4">{'b10': 0.09909909909909909, 'b4': 0.09909909909909909, 'b5': 0.20120120120120116, 'b6': 0.0, 'b7': 0.0, 'b1': 0.0, 'b2': 0.30030030030030025, 'b3': 0.0, 'b8': 0.20120120120120116, 'b9': 0.09909909909909909}</text:p>
      <text:p text:style-name="P4">P(Bin|Flavor = 'Lime') for trained network with <text:s/>100 <text:s/>samples:</text:p>
      <text:p text:style-name="P4">{'b10': 0.14705882352941177, 'b4': 0.05882352941176469, 'b5': 0.1764705882352941, 'b6': 0.0, 'b7': 0.0, 'b1': 0.0, 'b2': 0.3529411764705882, 'b3': 0.0, 'b8': 0.20588235294117643, 'b9': 0.05882352941176469}</text:p>
      <text:p text:style-name="P4">P(Bin|Flavor = 'Lime') for trained network with <text:s/>1000 <text:s/>samples:</text:p>
      <text:p text:style-name="P4">{'b10': 0.13157894736842105, 'b4': 0.08187134502923975, 'b5': 0.18128654970760233, 'b6': 0.0, 'b7': 0.0, 'b1': 0.0, 'b2': 0.3567251461988304, 'b3': 0.0, 'b8': 0.19883040935672514, 'b9': 0.049707602339181284}</text:p>
      <text:p text:style-name="P4">P(Bin|Flavor = 'Lime') for trained network with <text:s/>10000 <text:s/>samples:</text:p>
      <text:p text:style-name="P4">{'b10': 0.13, 'b4': 0.09088235294117647, 'b5': 0.18264705882352938, 'b6': 0.0, 'b7': 0.0, 'b1': 0.0, 'b2': 0.35205882352941176, 'b3': 0.0, 'b8': 0.20088235294117646, 'b9': 0.04352941176470588}</text:p>
      <text:p text:style-name="P4"/>
      <text:p text:style-name="P1">As we can see from the values that I obtained, as we increase the value of N, we get closer to the hand-calculated value of the probability of the bin given the flavor. </text:p>
      <text:p text:style-name="P1"/>
      <text:p text:style-name="P1">Q4.</text:p>
      <text:p text:style-name="P1">a) A Na<text:span text:style-name="T4">ï</text:span>ve Bayesian classifier was made.</text:p>
      <text:p text:style-name="P1">b) Vote is the cause. Gender, Age, Race, Political Ideological and Population Area all depend on Vote.</text:p>
      <text:p text:style-name="P1">c)The network was trained as per the given instructions.</text:p>
      <text:p text:style-name="P1">d) The enumerate_ask() method, visits all the nodes of the network. This gives more accuracy as compared to the variable elimination method (which has a directed network). The disadvantage of this property is that visiting all nodes is computationally expensive and hence enumerate_ask takes longer to run (and more space) than variable elimination. Similarly, we see that Monte Carlo estimate produces samples n times, and even computes probability of extremely rare events (like B and E happening simultaneously in the example shown in the class). This makes it very slow as compared to the weighted likelihood method. The advantage of this method is that since we assign a weight to each event (more so for the highly probable events), it does not search the entire network and excludes rare events, which makes it faster.</text:p>
      <text:p text:style-name="P1"><text:soft-page-break/></text:p>
      <text:p text:style-name="P1">e)1. <text:s/>The classifier gives the following accuracy on poll_test.txt:</text:p>
      <text:list xml:id="list18093186291" text:style-name="L1">
        <text:list-item>
          <text:list>
            <text:list-item>
              <text:list>
                <text:list-header>
                  <text:p text:style-name="P6">Number of matches for enumerate_ask was: <text:s/>7518 </text:p>
                  <text:p text:style-name="P6">Accuracy was: <text:s/>0.7518 (75%)</text:p>
                  <text:p text:style-name="P6">Number of matches for monte_carlo was: <text:s/>558 </text:p>
                  <text:p text:style-name="P6">Accuracy was: <text:s/>0.0558 (5.5%)</text:p>
                  <text:p text:style-name="P6">Number of matches for weighted likelihood was: <text:s/>7248 </text:p>
                  <text:p text:style-name="P6">Accuracy was: <text:s/>0.7248 (72.48%)</text:p>
                  <text:p text:style-name="P6">Number of matches for variable elimination was: <text:s/>7518 </text:p>
                  <text:p text:style-name="P6">Accuracy was: <text:s/>0.7518 (75%)</text:p>
                  <text:p text:style-name="P6">Number of matches for top down ask was: <text:s/>5313 </text:p>
                  <text:p text:style-name="P6">Accuracy was: <text:s/>0.5313 (53%)</text:p>
                </text:list-header>
              </text:list>
            </text:list-item>
          </text:list>
        </text:list-item>
      </text:list>
      <text:list xml:id="list738739060" text:style-name="L2">
        <text:list-header>
          <text:p text:style-name="P7">2. The classifier gives the following accuracy on poll_train.txt:</text:p>
          <text:list>
            <text:list-item>
              <text:list>
                <text:list-header>
                  <text:p text:style-name="P7">Number of matches for enumerate_ask was: <text:s/>7515 </text:p>
                  <text:p text:style-name="P7">Accuracy was: <text:s/>0.7515 (75%)</text:p>
                  <text:p text:style-name="P7">Number of matches for monte_carlo was: <text:s/>552 </text:p>
                  <text:p text:style-name="P7">Accuracy was: <text:s/>0.0552 (5.5%)</text:p>
                  <text:p text:style-name="P7">Number of matches for weighted likelihood was: <text:s/>7243 </text:p>
                  <text:p text:style-name="P7">Accuracy was: <text:s/>0.7243 (72.43%)</text:p>
                  <text:p text:style-name="P7">Number of matches for variable elimination was: <text:s/>7515 </text:p>
                  <text:p text:style-name="P7">Accuracy was: <text:s/>0.7515 (75.15%)</text:p>
                  <text:p text:style-name="P7">Number of matches for top down ask was: <text:s/>5333 </text:p>
                  <text:p text:style-name="P7">Accuracy was: <text:s/>0.5333 (53.33%)</text:p>
                </text:list-header>
              </text:list>
            </text:list-item>
          </text:list>
        </text:list-header>
      </text:list>
      <text:p text:style-name="P1">f) Yes it does seem to consider the vote node as the cause for the age, gender, population, race and the ideology. This does not change the dependencies as in a causal network (like this one), changing the order of the nodes does not change the dependencies. This can be explained by Bayes theorem. Consider the vote node (parent) and the age node (child). By Bayes theorem,</text:p>
      <text:p text:style-name="P1">P(V|A) = P(A|V)*P(V)/P(A).</text:p>
      <text:p text:style-name="P1">Now in this expression, the parent-child relationship is not visible. So, even if we make A the parent of V, the expression would still hold and we would get the same probability values.</text:p>
      <text:p text:style-name="P1"/>
      <text:p text:style-name="P1"/>
      <text:p text:style-name="P1"/>
      <text:p text:style-name="P1"><text:soft-page-break/>g) The following diagram shows the network that I have made. </text:p>
      <text:p text:style-name="P1"><draw:line text:anchor-type="paragraph" draw:z-index="10" draw:style-name="gr2" draw:text-style-name="P11" svg:x1="4.5354in" svg:y1="2.2909in" svg:x2="4.0354in" svg:y2="2.7827in"><text:p/></draw:line><draw:line text:anchor-type="paragraph" draw:z-index="9" draw:style-name="gr2" draw:text-style-name="P11" svg:x1="5.4622in" svg:y1="0.8638in" svg:x2="4.9102in" svg:y2="1.4594in"><text:p/></draw:line><draw:line text:anchor-type="paragraph" draw:z-index="8" draw:style-name="gr2" draw:text-style-name="P11" svg:x1="3.8063in" svg:y1="0.8346in" svg:x2="4.2543in" svg:y2="1.4701in"><text:p/></draw:line><draw:line text:anchor-type="paragraph" draw:z-index="7" draw:style-name="gr2" draw:text-style-name="P11" svg:x1="2.8165in" svg:y1="2.189in" svg:x2="3.2in" svg:y2="2.7201in"><text:p/></draw:line><draw:line text:anchor-type="paragraph" draw:z-index="6" draw:style-name="gr2" draw:text-style-name="P11" svg:x1="1.8374in" svg:y1="0.8346in" svg:x2="2.2854in" svg:y2="1.4701in"><text:p/></draw:line><draw:custom-shape text:anchor-type="paragraph" draw:z-index="5" draw:style-name="gr1" draw:text-style-name="P10" svg:width="0.9276in" svg:height="0.9276in" svg:x="3.1083in" svg:y="2.4992in"><text:p text:style-name="P10"><text:span text:style-name="T5">Vo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style-name="gr1" draw:text-style-name="P10" svg:width="0.9276in" svg:height="0.9276in" svg:x="2.0043in" svg:y="1.3846in"><text:p text:style-name="P10"><text:span text:style-name="T5">Ag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1" draw:text-style-name="P10" svg:width="0.9276in" svg:height="0.9276in" svg:x="4.0772in" svg:y="1.3638in"><text:p text:style-name="P10"><text:span text:style-name="T5">Ideolog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style-name="gr1" draw:text-style-name="P10" svg:width="0.9276in" svg:height="0.9276in" svg:x="5.3583in" svg:y="0.1346in"><text:p text:style-name="P10"><text:span text:style-name="T5">Populat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0" draw:style-name="gr1" draw:text-style-name="P10" svg:width="0.9276in" svg:height="0.9276in" svg:x="2.8791in" svg:y="0.2618in"><text:p text:style-name="P10"><text:span text:style-name="T5">Race</text:span></text:p><draw:enhanced-geometry svg:viewBox="0 0 21600 21600" draw:glue-points="10800 0 3163 3163 0 10800 3163 18437 10800 21600 18437 18437 21600 10800 18437 3163" draw:text-areas="3163 3163 18437 18437" draw:type="ellipse" draw:enhanced-path="U 10800 10800 10800 10800 0 360 Z N"/></draw:custom-shape> <text:s/></text:p>
      <text:p text:style-name="P1"><draw:custom-shape text:anchor-type="paragraph" draw:z-index="2" draw:style-name="gr1" draw:text-style-name="P10" svg:width="0.9276in" svg:height="0.9276in" svg:x="0.9102in" svg:y="0.0535in"><text:p text:style-name="P10"><text:span text:style-name="T5">Gender</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h) The following independence relationships exist in the network that I have made:</text:p>
      <text:p text:style-name="P1">Gender, Race and Population are independent of all other nodes.</text:p>
      <text:p text:style-name="P1">Ideology is dependent on Race and Population.</text:p>
      <text:p text:style-name="P1">Vote is independent of Gender given Age, and Race and Population given Ideology.</text:p>
      <text:p text:style-name="P1"/>
      <text:p text:style-name="P1">i) By tweaking and tuning the CPT's to improve accuracy (without any sort of training method) , the following is the accuracy that I get by using the different estimation methods.</text:p>
      <text:p text:style-name="P1">Number of matches for enumerate_ask was: <text:s/>4051</text:p>
      <text:p text:style-name="P1">Accuracy was: <text:s/>0.4051(40.51%)</text:p>
      <text:p text:style-name="P1">Number of matches for monte_carlo was: <text:s/>149</text:p>
      <text:p text:style-name="P1">Accuracy was: <text:s/>0.0149(1.49%)</text:p>
      <text:p text:style-name="P1">Number of matches for weighted likelihood was: <text:s/>3805</text:p>
      <text:p text:style-name="P1">Accuracy was: <text:s/>0.3805(38.05%)</text:p>
      <text:p text:style-name="P1">Number of matches for variable elimination was: <text:s/>4051</text:p>
      <text:p text:style-name="P1">Accuracy was: <text:s/>0.4051(40.51%)</text:p>
      <text:p text:style-name="P1">Changing the CPT values in such a way as to minimize conflicts (when probability is like 0.33,0.33, and 0.34) made a huge difference in the accuracy when the network was not trained ( upto 5% for enumerate_ask). After a certain point, the values for weighted likelihood estimate kept increasing, but those for enumerate_ask remained the same. </text:p>
      <text:p text:style-name="P1"><text:soft-page-break/>I encountered difficulties in the sense that, modifying the CPT values, does not always result in better accuracy. I realized that (a bit late I must say), that it is the structure of the network and the dependencies that determine the accuracy more than anything. </text:p>
      <text:p text:style-name="P1"/>
      <text:p text:style-name="P1">j) On training the code using samples from the poll_train file, and then calculating the accuracy, I found that the following were the accuracy values:</text:p>
      <text:p text:style-name="P1"/>
      <text:p text:style-name="P1">Number of matches for enumerate_ask was: <text:s/>7285</text:p>
      <text:p text:style-name="P1">Accuracy was: <text:s/>0.7285</text:p>
      <text:p text:style-name="P1">Number of matches for monte_carlo was: <text:s/>490</text:p>
      <text:p text:style-name="P1">Accuracy was: <text:s/>0.049</text:p>
      <text:p text:style-name="P1">Number of matches for weighted likelihood was: <text:s/>6850</text:p>
      <text:p text:style-name="P1">Accuracy was: <text:s/>0.685</text:p>
      <text:p text:style-name="P1">Number of matches for variable elimination was: <text:s/>7285</text:p>
      <text:p text:style-name="P1">Accuracy was: <text:s/>0.7285</text:p>
      <text:p text:style-name="P1"/>
      <text:p text:style-name="P1">As compared to hand-tune, it is pretty obvious that the accuracy improves tremendously. Just to please my curiosity, I tried training the network with the poll_test file and tested it with the poll_train file. Here are the results:</text:p>
      <text:p text:style-name="P1">Number of matches for enumerate_ask was: <text:s/>7285</text:p>
      <text:p text:style-name="P1">Accuracy was: <text:s/>0.7285</text:p>
      <text:p text:style-name="P1">Number of matches for monte_carlo was: <text:s/>483</text:p>
      <text:p text:style-name="P1">Accuracy was: <text:s/>0.0483</text:p>
      <text:p text:style-name="P1">Number of matches for weighted likelihood was: <text:s/>6876</text:p>
      <text:p text:style-name="P1">Accuracy was: <text:s/>0.6876</text:p>
      <text:p text:style-name="P1">Number of matches for variable elimination was: <text:s/>7285</text:p>
      <text:p text:style-name="P1">Accuracy was: <text:s/>0.7285</text:p>
      <text:p text:style-name="P1">This disappointed me!. There was no noticeable difference from the previous version.</text:p>
      <text:p text:style-name="P1"/>
      <text:p text:style-name="P1">k) Just adding edges to the network may or may not increase the accuracy of the network. Logically, knowing the value of another node (adding an edge from a node to another to establish a parent-child relationship) will not increase the uncertainty in the value of the child node (Shannon's Theorem). </text:p>
      <text:p text:style-name="P1">The advantage then would be that the accuracy would increase. But if the network is large and complex, the time complexity and space complexity would increase. Hence this <text:soft-page-break/>would be a disadvant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ika1" svg:font-family="Andika"/>
    <style:font-face style:name="Lohit Hindi1" svg:font-family="'Lohit Hindi'"/>
    <style:font-face style:name="Ubuntu Mono" svg:font-family="'Ubuntu Mono'" style:font-pitch="fixed"/>
    <style:font-face style:name="Andika" svg:font-family="Andi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heads_20_1" draw:display-name="Arrowheads 1"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itanya </meta:initial-creator>
    <meta:creation-date>2012-10-10T18:46:14</meta:creation-date>
    <dc:date>2012-10-11T16:40:58</dc:date>
    <dc:creator>Chaitanya </dc:creator>
    <meta:editing-duration>PT1H19M18S</meta:editing-duration>
    <meta:editing-cycles>17</meta:editing-cycles>
    <meta:generator>LibreOffice/3.5$Linux_x86 LibreOffice_project/350m1$Build-2</meta:generator>
    <meta:document-statistic meta:table-count="0" meta:image-count="0" meta:object-count="0" meta:page-count="7" meta:paragraph-count="141" meta:word-count="1501" meta:character-count="9519" meta:non-whitespace-character-count="7960"/>
  </office:meta>
</office:document-meta>
</file>